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312.0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in7-essential-train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Windows 7 Essential Training</text:p>
          </table:table-cell>
          <table:table-cell table:style-name="ce7" table:formula="of:=SUM([.D5];[.D9];[.D15];[.D22];[.D29];[.D34];[.D39];[.D46];[.D53];[.D60];[.D65];[.D71];[.D78];[.D90])" office:value-type="time" office:time-value="PT06H31M57S" calcext:value-type="time">
            <text:p>06:31:57</text:p>
          </table:table-cell>
          <table:table-cell table:style-name="ce4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:.D8])" office:value-type="time" office:time-value="PT00H16M28S" calcext:value-type="time">
            <text:p>00:16:28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1M54S" calcext:value-type="time">
            <text:p>00:01: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dows basics for first-time users</text:p>
          </table:table-cell>
          <table:table-cell office:value-type="time" office:time-value="PT00H13M47S" calcext:value-type="time">
            <text:p>00:13: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ing the exercise files</text:p>
          </table:table-cell>
          <table:table-cell office:value-type="time" office:time-value="PT00H00M47S" calcext:value-type="time">
            <text:p>00:00:4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Upgrading and Migrating</text:p>
          </table:table-cell>
          <table:table-cell table:style-name="ce8" table:formula="of:=SUM([.D10:.D14])" office:value-type="time" office:time-value="PT00H29M18S" calcext:value-type="time">
            <text:p>00:29:18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ssessing your hardware and Windows 7 versions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pgrading from other Windows versions</text:p>
          </table:table-cell>
          <table:table-cell office:value-type="time" office:time-value="PT00H02M56S" calcext:value-type="time">
            <text:p>00:02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nsferring old files with Windows Easy Transfer</text:p>
          </table:table-cell>
          <table:table-cell office:value-type="time" office:time-value="PT00H07M02S" calcext:value-type="time">
            <text:p>00:07:0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aling with device drivers</text:p>
          </table:table-cell>
          <table:table-cell office:value-type="time" office:time-value="PT00H06M42S" calcext:value-type="time">
            <text:p>00:06: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unning a Windows XP program in Windows 7</text:p>
          </table:table-cell>
          <table:table-cell office:value-type="time" office:time-value="PT00H05M41S" calcext:value-type="time">
            <text:p>00:05:4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The Windows 7 User Interface</text:p>
          </table:table-cell>
          <table:table-cell table:style-name="ce8" table:formula="of:=SUM([.D16:.D21])" office:value-type="time" office:time-value="PT00H33M12S" calcext:value-type="time">
            <text:p>00:33:12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tting familiar with the desktop</text:p>
          </table:table-cell>
          <table:table-cell office:value-type="time" office:time-value="PT00H08M55S" calcext:value-type="time">
            <text:p>00:08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ling tasks with the improved task bar</text:p>
          </table:table-cell>
          <table:table-cell office:value-type="time" office:time-value="PT00H08M50S" calcext:value-type="time">
            <text:p>00:08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ccessing your favorites quickly with jump lists</text:p>
          </table:table-cell>
          <table:table-cell office:value-type="time" office:time-value="PT00H03M59S" calcext:value-type="time">
            <text:p>00:03: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nding files and programs with Windows Search</text:p>
          </table:table-cell>
          <table:table-cell office:value-type="time" office:time-value="PT00H02M18S" calcext:value-type="time">
            <text:p>00:02: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ing the Action Center</text:p>
          </table:table-cell>
          <table:table-cell office:value-type="time" office:time-value="PT00H03M48S" calcext:value-type="time">
            <text:p>00:03: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eeping information at your fingertips with desktop gadgets</text:p>
          </table:table-cell>
          <table:table-cell office:value-type="time" office:time-value="PT00H05M22S" calcext:value-type="time">
            <text:p>00:05:2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Windows Explorer</text:p>
          </table:table-cell>
          <table:table-cell table:style-name="ce8" table:formula="of:=SUM([.D23:.D28])" office:value-type="time" office:time-value="PT00H34M24S" calcext:value-type="time">
            <text:p>00:34:24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vigating folders and their contents</text:p>
          </table:table-cell>
          <table:table-cell office:value-type="time" office:time-value="PT00H06M59S" calcext:value-type="time">
            <text:p>00:06: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ying organized with your own folders</text:p>
          </table:table-cell>
          <table:table-cell office:value-type="time" office:time-value="PT00H04M44S" calcext:value-type="time">
            <text:p>00:04: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osing how your folders and user interface behave</text:p>
          </table:table-cell>
          <table:table-cell office:value-type="time" office:time-value="PT00H07M30S" calcext:value-type="time">
            <text:p>00:07:3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aring and protecting folders and files</text:p>
          </table:table-cell>
          <table:table-cell office:value-type="time" office:time-value="PT00H05M27S" calcext:value-type="time">
            <text:p>00:05: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mplifying organization with libraries</text:p>
          </table:table-cell>
          <table:table-cell office:value-type="time" office:time-value="PT00H03M48S" calcext:value-type="time">
            <text:p>00:03: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cking up by burning to CD or DVD</text:p>
          </table:table-cell>
          <table:table-cell office:value-type="time" office:time-value="PT00H05M56S" calcext:value-type="time">
            <text:p>00:05:56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Music, Photos, and Video</text:p>
          </table:table-cell>
          <table:table-cell table:style-name="ce8" table:formula="of:=SUM([.D30:.D33])" office:value-type="time" office:time-value="PT00H24M44S" calcext:value-type="time">
            <text:p>00:24:44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dows Media Center</text:p>
          </table:table-cell>
          <table:table-cell office:value-type="time" office:time-value="PT00H07M22S" calcext:value-type="time">
            <text:p>00:07: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laying media files with Windows Media Player</text:p>
          </table:table-cell>
          <table:table-cell office:value-type="time" office:time-value="PT00H03M59S" calcext:value-type="time">
            <text:p>00:03: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izing and sharing photos in Windows Explorer</text:p>
          </table:table-cell>
          <table:table-cell office:value-type="time" office:time-value="PT00H07M22S" calcext:value-type="time">
            <text:p>00:07: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king screenshots with the Snipping tool</text:p>
          </table:table-cell>
          <table:table-cell office:value-type="time" office:time-value="PT00H06M01S" calcext:value-type="time">
            <text:p>00:06:0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Other Windows Accessories</text:p>
          </table:table-cell>
          <table:table-cell table:style-name="ce8" table:formula="of:=SUM([.D35:.D38])" office:value-type="time" office:time-value="PT00H24M35S" calcext:value-type="time">
            <text:p>00:24:35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king notes with sticky notes, Notepad, and WordPad</text:p>
          </table:table-cell>
          <table:table-cell office:value-type="time" office:time-value="PT00H11M33S" calcext:value-type="time">
            <text:p>00:11: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graphics with Paint</text:p>
          </table:table-cell>
          <table:table-cell office:value-type="time" office:time-value="PT00H04M58S" calcext:value-type="time">
            <text:p>00:04: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forming simple and advanced calculations with the calculator</text:p>
          </table:table-cell>
          <table:table-cell office:value-type="time" office:time-value="PT00H05M20S" calcext:value-type="time">
            <text:p>00:05: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laying Windows games</text:p>
          </table:table-cell>
          <table:table-cell office:value-type="time" office:time-value="PT00H02M44S" calcext:value-type="time">
            <text:p>00:02:4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System Settings</text:p>
          </table:table-cell>
          <table:table-cell table:style-name="ce8" table:formula="of:=SUM([.D40:.D45])" office:value-type="time" office:time-value="PT00H33M05S" calcext:value-type="time">
            <text:p>00:33:05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tting under your computer's hood with the Control Panel</text:p>
          </table:table-cell>
          <table:table-cell office:value-type="time" office:time-value="PT00H05M28S" calcext:value-type="time">
            <text:p>00:05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ing system settings</text:p>
          </table:table-cell>
          <table:table-cell office:value-type="time" office:time-value="PT00H06M38S" calcext:value-type="time">
            <text:p>00:06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ling sound device volume settings</text:p>
          </table:table-cell>
          <table:table-cell office:value-type="time" office:time-value="PT00H06M38S" calcext:value-type="time">
            <text:p>00:06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nstalling programs that are no longer used</text:p>
          </table:table-cell>
          <table:table-cell office:value-type="time" office:time-value="PT00H02M42S" calcext:value-type="time">
            <text:p>00:02: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tting default programs</text:p>
          </table:table-cell>
          <table:table-cell office:value-type="time" office:time-value="PT00H05M10S" calcext:value-type="time">
            <text:p>00:05: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loring accessibility options</text:p>
          </table:table-cell>
          <table:table-cell office:value-type="time" office:time-value="PT00H06M29S" calcext:value-type="time">
            <text:p>00:06:29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5" office:value-type="string" calcext:value-type="string">
            <text:p>Devices and Networking</text:p>
          </table:table-cell>
          <table:table-cell table:style-name="ce8" table:formula="of:=SUM([.D47:.D52])" office:value-type="time" office:time-value="PT00H21M01S" calcext:value-type="time">
            <text:p>00:21:01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necting hardware with Device Stage</text:p>
          </table:table-cell>
          <table:table-cell office:value-type="time" office:time-value="PT00H02M56S" calcext:value-type="time">
            <text:p>00:02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e a home network using HomeGroup</text:p>
          </table:table-cell>
          <table:table-cell office:value-type="time" office:time-value="PT00H04M49S" calcext:value-type="time">
            <text:p>00:04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ling what is shared on a network</text:p>
          </table:table-cell>
          <table:table-cell office:value-type="time" office:time-value="PT00H03M26S" calcext:value-type="time">
            <text:p>00:03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oubleshooting a network and HomeGroup</text:p>
          </table:table-cell>
          <table:table-cell office:value-type="time" office:time-value="PT00H03M58S" calcext:value-type="time">
            <text:p>00:03: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connecting quickly with jump lists</text:p>
          </table:table-cell>
          <table:table-cell office:value-type="time" office:time-value="PT00H02M18S" calcext:value-type="time">
            <text:p>00:02:1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oosting your computer's memory with ReadyBoost</text:p>
          </table:table-cell>
          <table:table-cell office:value-type="time" office:time-value="PT00H03M34S" calcext:value-type="time">
            <text:p>00:03:34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string" calcext:value-type="string">
            <text:p>Windows Security</text:p>
          </table:table-cell>
          <table:table-cell table:style-name="ce8" table:formula="of:=SUM([.D54:.D59])" office:value-type="time" office:time-value="PT00H31M53S" calcext:value-type="time">
            <text:p>00:31:53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eeping your PC secure with Windows Update</text:p>
          </table:table-cell>
          <table:table-cell office:value-type="time" office:time-value="PT00H03M44S" calcext:value-type="time">
            <text:p>00:03: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tling spyware with Windows Defender</text:p>
          </table:table-cell>
          <table:table-cell office:value-type="time" office:time-value="PT00H07M41S" calcext:value-type="time">
            <text:p>00:07:4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rolling access with user accounts</text:p>
          </table:table-cell>
          <table:table-cell office:value-type="time" office:time-value="PT00H04M32S" calcext:value-type="time">
            <text:p>00:04:3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reamlining passwords in Credential Manager</text:p>
          </table:table-cell>
          <table:table-cell office:value-type="time" office:time-value="PT00H04M38S" calcext:value-type="time">
            <text:p>00:04: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ing parental controls to block unwanted content</text:p>
          </table:table-cell>
          <table:table-cell office:value-type="time" office:time-value="PT00H04M49S" calcext:value-type="time">
            <text:p>00:04: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curing drives with BitLocker Drive Encryption</text:p>
          </table:table-cell>
          <table:table-cell office:value-type="time" office:time-value="PT00H06M29S" calcext:value-type="time">
            <text:p>00:06:29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5" office:value-type="string" calcext:value-type="string">
            <text:p>Printing</text:p>
          </table:table-cell>
          <table:table-cell table:style-name="ce8" table:formula="of:=SUM([.D61:.D64])" office:value-type="time" office:time-value="PT00H15M11S" calcext:value-type="time">
            <text:p>00:15:11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ing files directly from Windows</text:p>
          </table:table-cell>
          <table:table-cell office:value-type="time" office:time-value="PT00H02M48S" calcext:value-type="time">
            <text:p>00:02:4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oubleshooting printer problems</text:p>
          </table:table-cell>
          <table:table-cell office:value-type="time" office:time-value="PT00H05M15S" calcext:value-type="time">
            <text:p>00:05: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inting power tips</text:p>
          </table:table-cell>
          <table:table-cell office:value-type="time" office:time-value="PT00H03M56S" calcext:value-type="time">
            <text:p>00:03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inting to and viewing the XPS file format</text:p>
          </table:table-cell>
          <table:table-cell office:value-type="time" office:time-value="PT00H03M12S" calcext:value-type="time">
            <text:p>00:03:12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5" office:value-type="string" calcext:value-type="string">
            <text:p>Backing Up and Troubleshooting</text:p>
          </table:table-cell>
          <table:table-cell table:style-name="ce8" table:formula="of:=SUM([.D66:.D70])" office:value-type="time" office:time-value="PT00H25M04S" calcext:value-type="time">
            <text:p>00:25:04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ing issues in the Troubleshooting control panel</text:p>
          </table:table-cell>
          <table:table-cell office:value-type="time" office:time-value="PT00H03M53S" calcext:value-type="time">
            <text:p>00:03: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haring issues with the Problem Steps Recorder</text:p>
          </table:table-cell>
          <table:table-cell office:value-type="time" office:time-value="PT00H03M56S" calcext:value-type="time">
            <text:p>00:03: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ing up folders and drives</text:p>
          </table:table-cell>
          <table:table-cell office:value-type="time" office:time-value="PT00H06M36S" calcext:value-type="time">
            <text:p>00:06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estoring files and drives</text:p>
          </table:table-cell>
          <table:table-cell office:value-type="time" office:time-value="PT00H04M39S" calcext:value-type="time">
            <text:p>00:04: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ndling an entire system crash</text:p>
          </table:table-cell>
          <table:table-cell office:value-type="time" office:time-value="PT00H06M00S" calcext:value-type="time">
            <text:p>00:06:00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5" office:value-type="string" calcext:value-type="string">
            <text:p>Internet Explorer 8</text:p>
          </table:table-cell>
          <table:table-cell table:style-name="ce8" table:formula="of:=SUM([.D72:.D77])" office:value-type="time" office:time-value="PT00H28M23S" calcext:value-type="time">
            <text:p>00:28:23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loring changes to the UI</text:p>
          </table:table-cell>
          <table:table-cell office:value-type="time" office:time-value="PT00H04M46S" calcext:value-type="time">
            <text:p>00:04: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cess sites quickly using Favorites and History</text:p>
          </table:table-cell>
          <table:table-cell office:value-type="time" office:time-value="PT00H05M17S" calcext:value-type="time">
            <text:p>00:05: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necting to RSS feeds and web slices</text:p>
          </table:table-cell>
          <table:table-cell office:value-type="time" office:time-value="PT00H06M01S" calcext:value-type="time">
            <text:p>00:06: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splaying similar sites with Suggested Sites</text:p>
          </table:table-cell>
          <table:table-cell office:value-type="time" office:time-value="PT00H02M16S" calcext:value-type="time">
            <text:p>00:02: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wsing without navigating using accelerators</text:p>
          </table:table-cell>
          <table:table-cell office:value-type="time" office:time-value="PT00H06M36S" calcext:value-type="time">
            <text:p>00:06: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eeping your browsing private using InPrivate Browsing and filtering</text:p>
          </table:table-cell>
          <table:table-cell office:value-type="time" office:time-value="PT00H03M27S" calcext:value-type="time">
            <text:p>00:03:27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5" office:value-type="string" calcext:value-type="string">
            <text:p>Windows Live Essentials</text:p>
          </table:table-cell>
          <table:table-cell table:style-name="ce8" table:formula="of:=SUM([.D79:.D89])" office:value-type="time" office:time-value="PT01H14M21S" calcext:value-type="time">
            <text:p>01:14:21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ting up your Windows Live profile</text:p>
          </table:table-cell>
          <table:table-cell office:value-type="time" office:time-value="PT00H04M37S" calcext:value-type="time">
            <text:p>00:04: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wnloading Windows Live Essentials</text:p>
          </table:table-cell>
          <table:table-cell office:value-type="time" office:time-value="PT00H02M23S" calcext:value-type="time">
            <text:p>00:02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cking dates and events with the Windows Live calendar</text:p>
          </table:table-cell>
          <table:table-cell office:value-type="time" office:time-value="PT00H07M22S" calcext:value-type="time">
            <text:p>00:07: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ee email with Windows Live Mail</text:p>
          </table:table-cell>
          <table:table-cell office:value-type="time" office:time-value="PT00H06M14S" calcext:value-type="time">
            <text:p>00:06: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xting live with Windows Live Messenger</text:p>
          </table:table-cell>
          <table:table-cell office:value-type="time" office:time-value="PT00H07M13S" calcext:value-type="time">
            <text:p>00:07: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rganizing and sharing photos in Photo Gallery</text:p>
          </table:table-cell>
          <table:table-cell office:value-type="time" office:time-value="PT00H09M46S" calcext:value-type="time">
            <text:p>00:09: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ynchronizing photos on two computers with Live Sync</text:p>
          </table:table-cell>
          <table:table-cell office:value-type="time" office:time-value="PT00H04M00S" calcext:value-type="time">
            <text:p>00:04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trolling content and communications with Family Safety</text:p>
          </table:table-cell>
          <table:table-cell office:value-type="time" office:time-value="PT00H06M26S" calcext:value-type="time">
            <text:p>00:06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Keeping a blog with Windows Live Writer</text:p>
          </table:table-cell>
          <table:table-cell office:value-type="time" office:time-value="PT00H06M50S" calcext:value-type="time">
            <text:p>00:06: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ccessing free online storage with SkyDrive</text:p>
          </table:table-cell>
          <table:table-cell office:value-type="time" office:time-value="PT00H04M44S" calcext:value-type="time">
            <text:p>00:04: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reating a movie with Windows Live Movie Maker</text:p>
          </table:table-cell>
          <table:table-cell office:value-type="time" office:time-value="PT00H14M46S" calcext:value-type="time">
            <text:p>00:14:4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table:formula="of:=SUM([.D91])" office:value-type="time" office:time-value="PT00H00M18S" calcext:value-type="time">
            <text:p>00:00:18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bye</text:p>
          </table:table-cell>
          <table:table-cell office:value-type="time" office:time-value="PT00H00M18S" calcext:value-type="time">
            <text:p>00:00:18</text:p>
          </table:table-cell>
          <table:table-cell table:number-columns-repeated="1020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6:56:30.176438074</dc:date>
    <meta:editing-duration>PT11M44S</meta:editing-duration>
    <meta:editing-cycles>2</meta:editing-cycles>
    <meta:generator>LibreOffice/5.1.4.2$Linux_X86_64 LibreOffice_project/10m0$Build-2</meta:generator>
    <meta:print-date>2016-10-05T16:51:20.042726090</meta:print-date>
    <meta:document-statistic meta:table-count="1" meta:cell-count="269" meta:object-count="0"/>
  </office:meta>
</office:document-meta>
</file>